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text-properties style:font-name="Century Gothic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P5" style:family="paragraph" style:parent-style-name="Standard">
      <style:paragraph-properties fo:margin-left="27.25mm" fo:margin-right="0mm" fo:text-indent="-13.23mm" style:auto-text-indent="false">
        <style:tab-stops/>
      </style:paragraph-properties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AAA</text:span></text:p>
      <text:p text:style-name="P2">Company Registration No : BBB</text:p>
      <text:p text:style-name="P2">(Incorporated in the Republic of Singapore)</text:p>
      <text:p text:style-name="P1"></text:p>
      <text:p text:style-name="P1"></text:p>
      <text:p text:style-name="P2"><text:span text:style-name="T1">MINUTES OF THE EXTRAODINARY GENERAL MEETING</text:span></text:p>
      <text:p text:style-name="P1"></text:p>
      <text:p text:style-name="P1"></text:p>
      <text:p text:style-name="P1"></text:p>
      <text:p text:style-name="P1">Date and Time <text:s/>:<text:tab/> <text:s text:c="19"/><text:tab/>at <text:s/>3.00 pm</text:p>
      <text:p text:style-name="P1"></text:p>
      <text:p text:style-name="P1">Venue<text:tab/><text:tab/> <text:s/>: <text:s/>VVV </text:p>
      <text:p text:style-name="P1"></text:p>
      <text:p text:style-name="P1">Present<text:tab/><text:tab/> <text:s/>: <text:s/>As per Attendance List</text:p>
      <text:p text:style-name="P4"></text:p>
      <text:p text:style-name="P1"></text:p>
      <text:p text:style-name="P1"></text:p>
      <text:p text:style-name="P1"><text:span text:style-name="T4">CHAIRPERSON</text:span></text:p>
      <text:p text:style-name="P1"><text:span text:style-name="T1">CCC</text:span> was elected as Chairperson for the meeting.</text:p>
      <text:p text:style-name="P1"></text:p>
      <text:p text:style-name="P1"></text:p>
      <text:p text:style-name="P1"><text:span text:style-name="T4">NOTICE</text:span></text:p>
      <text:p text:style-name="P1">It was unanimously resolved that the waiving of issuing Three weeks’ notice for calling this meeting be and is hereby approved.</text:p>
      <text:p text:style-name="P1"></text:p>
      <text:p text:style-name="P1"></text:p>
      <text:p text:style-name="P3">CHANGE OF COMPANY’S NAME</text:p>
      <text:p text:style-name="P1">RESOLVED:</text:p>
      <text:p text:style-name="P5">i) That subject to the approval of the Registrar of Companies, the name of the Company be and is hereby changed from “<text:span text:style-name="T1">ZZZ</text:span>” to “<text:span text:style-name="T1">AAA</text:span>” </text:p>
      <text:p text:style-name="P5"></text:p>
      <text:p text:style-name="P5">ii) That the clause no.1 Memorandum and Articles of Association be and is hereby deleted and substituted by another clause name: The name of the company is <text:s text:c="2"/>“<text:span text:style-name="T1">AAA</text:span>”</text:p>
      <text:p text:style-name="P5"></text:p>
      <text:p text:style-name="P5">iii) The name be substituted for “<text:span text:style-name="T1">ZZZ</text:span>” is “<text:span text:style-name="T1">AAA</text:span>” wherever the latter name appears in the Company’s Memorandum and Articles of Association.</text:p>
      <text:p text:style-name="P1"></text:p>
      <text:p text:style-name="P1"></text:p>
      <text:p text:style-name="P3">CLOSURE OF MEETING</text:p>
      <text:p text:style-name="P1">There were no other issues to discuss and the meeting was terminated at 3.00p.m. with a vote of thanks to the Chair.</text:p>
      <text:p text:style-name="P1"></text:p>
      <text:p text:style-name="P1">The minutes of the meeting were read out and the Chairperson signed the same as correct records.</text:p>
      <text:p text:style-name="P1"></text:p>
      <text:p text:style-name="P1"></text:p>
      <text:p text:style-name="P1"></text:p>
      <text:p text:style-name="P1"></text:p>
      <text:p text:style-name="P1"></text:p>
      <text:p text:style-name="P1">_______________________________</text:p>
      <text:p text:style-name="P1">CCC</text:p>
      <text:p text:style-name="P1">Chairperson</text:p>
      <text:p text:style-name="P1"></text:p>
      <text:p text:style-name="P1">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1T10:35:04</meta:creation-date>
    <dc:date>2015-12-11T10:37:26</dc:date>
    <dc:creator>phung11764 </dc:creator>
    <meta:editing-duration>P0D</meta:editing-duration>
    <meta:editing-cycles>1</meta:editing-cycles>
    <meta:document-statistic meta:table-count="0" meta:image-count="0" meta:object-count="0" meta:page-count="1" meta:paragraph-count="49" meta:word-count="190" meta:character-count="1199" meta:non-whitespace-character-count="947"/>
    <meta:generator>LibreOffice/3.5$Linux_X86_64 LibreOffice_project/350m1$Build-2</meta:generator>
  </office:meta>
</office:document-meta>
</file>